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a1ded"/>
    </style:style>
    <style:style style:name="P2" style:family="paragraph" style:parent-style-name="Standard" style:list-style-name="L1"/>
    <style:style style:name="P3" style:family="paragraph" style:parent-style-name="Standard" style:list-style-name="L1">
      <style:text-properties officeooo:paragraph-rsid="000a1ded"/>
    </style:style>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parent-style-name="Standard">
      <style:text-properties officeooo:rsid="000c0502" officeooo:paragraph-rsid="000c0502"/>
    </style:style>
    <style:style style:name="P11" style:family="paragraph" style:parent-style-name="Standard" style:list-style-name="L8">
      <style:text-properties officeooo:rsid="000d9cb6" officeooo:paragraph-rsid="000d9cb6"/>
    </style:style>
    <style:style style:name="T1" style:family="text">
      <style:text-properties officeooo:rsid="000a1ded"/>
    </style:style>
    <style:style style:name="T2" style:family="text">
      <style:text-properties officeooo:rsid="000dbf35"/>
    </style:style>
    <style:style style:name="T3" style:family="text">
      <style:text-properties officeooo:rsid="000edcf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4"/><text:span text:style-name="T1">V</text:span>oici un aperçu de l'organisation du projet et des différents types de points et revues tout au long du projet, en suivant la méthodologie Agile Scrum.</text:p>
      <text:p text:style-name="Standard"/>
      <text:p text:style-name="P10">Avantages de la méthodologie Agile Scrum pour ce projet en particulier :</text:p>
      <text:p text:style-name="Standard"/>
      <text:list text:style-name="L8">
        <text:list-item>
          <text:p text:style-name="P11">Le projet est relativement complexe, et susceptible d’être modifié.</text:p>
          <text:p text:style-name="P11">(exemple : simplifications des préférences prises en compte pour contrainte de temps)</text:p>
        </text:list-item>
        <text:list-item>
          <text:p text:style-name="P11">Les différentes fonctionnalités sont indépendantes et peuvent être développées en parallèle.</text:p>
        </text:list-item>
        <text:list-item>
          <text:p text:style-name="P11">La méthodologie Agile Scrum fait partie de la culture d’entreprise de Fashion-Insta,</text:p>
          <text:p text:style-name="P11">les équipes sont habituées à fonctionner ainsi.</text:p>
        </text:list-item>
      </text:list>
      <text:p text:style-name="Standard"/>
      <text:p text:style-name="P1"><text:span text:style-name="T1">1. </text:span>Organisation du Projet :</text:p>
      <text:p text:style-name="P1"/>
      <text:list text:style-name="L1">
        <text:list-item>
          <text:p text:style-name="P3">L'équipe est composée de membres multidisciplinaires, y compris des développeurs, des testeurs, des analystes métier, des Data Scientists, des experts en sécurité, etc.</text:p>
        </text:list-item>
        <text:list-item>
          <text:p text:style-name="P2">Un Scrum Master est désigné pour faciliter le processus Scrum et résoudre les obstacles.</text:p>
        </text:list-item>
        <text:list-item>
          <text:p text:style-name="P3">Un Product Owner représente les besoins et les intérêts des parties prenantes et est responsable de la gestion du backlog produit.</text:p>
        </text:list-item>
      </text:list>
      <text:p text:style-name="P1"/>
      <text:p text:style-name="P1"><text:span text:style-name="T1">2. </text:span>Backlog du Produit :</text:p>
      <text:p text:style-name="Standard"/>
      <text:list text:style-name="L2">
        <text:list-item>
          <text:p text:style-name="P4">Le Product Owner maintient le backlog du produit, qui contient une liste ordonnée de toutes les fonctionnalités, améliorations et correctifs à apporter à l'application.</text:p>
        </text:list-item>
        <text:list-item>
          <text:p text:style-name="P4">Les éléments du backlog sont décrits sous forme de user stories, décrivant le "qui", le "quoi" et le "pourquoi" d'une fonctionnalité.</text:p>
        </text:list-item>
        <text:list-item>
          <text:p text:style-name="P4">Les user stories sont estimées en points de story (Story Points) pour évaluer leur complexité relative.</text:p>
        </text:list-item>
      </text:list>
      <text:p text:style-name="Standard"/>
      <text:p text:style-name="Standard"><text:span text:style-name="T1">3. </text:span>Sprints et Planification :</text:p>
      <text:p text:style-name="Standard"/>
      <text:list text:style-name="L3">
        <text:list-item>
          <text:p text:style-name="P5">Le projet est divisé en itérations appelées "Sprints", généralement d'une durée de 2 à 4 semaines.</text:p>
        </text:list-item>
        <text:list-item>
          <text:p text:style-name="P5">Avant chaque Sprint, une réunion de planification du Sprint est organisée pour sélectionner les user stories à inclure dans le Sprint en fonction de leur priorité et de la capacité de l'équipe.</text:p>
        </text:list-item>
        <text:list-item>
          <text:p text:style-name="P5">Les user stories sélectionnées sont découpées en tâches plus petites et ajoutées au Sprint Backlog.</text:p>
        </text:list-item>
        <text:list-item>
          <text:p text:style-name="P5">Estimation des User Stories avec Planning Poker : Avant d'ajouter des user stories au Sprint, l'équipe se réunit pour estimer la complexité de chaque user story.</text:p>
          <text:p text:style-name="P5"/>
        </text:list-item>
      </text:list>
      <text:p text:style-name="Standard"><text:span text:style-name="T1">4. </text:span>Daily Stand-up :</text:p>
      <text:p text:style-name="Standard"/>
      <text:list text:style-name="L4">
        <text:list-item>
          <text:p text:style-name="P6">Chaque jour pendant le Sprint, l'équipe se réunit pour une brève réunion quotidienne (stand-up) pour discuter des progrès, des obstacles et des plans pour la journée.</text:p>
        </text:list-item>
        <text:list-item>
          <text:p text:style-name="P6">La réunion est limitée à 15 minutes pour rester concise et centrée sur les problèmes.</text:p>
          <text:p text:style-name="P6"/>
        </text:list-item>
      </text:list>
      <text:p text:style-name="Standard"><text:span text:style-name="T1">5. </text:span>Revue de Sprint :</text:p>
      <text:p text:style-name="Standard"/>
      <text:list text:style-name="L5">
        <text:list-item>
          <text:p text:style-name="P7">À la fin de chaque Sprint, une revue de Sprint est organisée pour présenter les fonctionnalités terminées à l'équipe, aux parties prenantes et aux clients.</text:p>
        </text:list-item>
        <text:list-item>
          <text:p text:style-name="P7">Les démonstrations des fonctionnalités sont suivies de discussions sur les retours d'expérience et les ajustements nécessaires.</text:p>
        </text:list-item>
      </text:list>
      <text:p text:style-name="Standard"><text:soft-page-break/><text:span text:style-name="T1">6. </text:span>Rétrospective de Sprint :</text:p>
      <text:p text:style-name="Standard"/>
      <text:list text:style-name="L6">
        <text:list-item>
          <text:p text:style-name="P8">Après la revue de Sprint, l'équipe organise une rétrospective de Sprint pour réfléchir sur ce qui a bien fonctionné, ce qui n'a pas fonctionné et comment s'améliorer pour le prochain Sprint.</text:p>
        </text:list-item>
        <text:list-item>
          <text:p text:style-name="P8">Des actions d'amélioration sont identifiées et ajoutées au backlog d'amélioration continue.</text:p>
        </text:list-item>
      </text:list>
      <text:p text:style-name="Standard"/>
      <text:p text:style-name="Standard"><text:span text:style-name="T1">7. </text:span>Gestion du Changement et Réajustement :</text:p>
      <text:p text:style-name="Standard"/>
      <text:list text:style-name="L7">
        <text:list-item>
          <text:p text:style-name="P9">Tout au long du projet, le Product Owner peut ajouter, supprimer ou modifier des éléments du backlog du produit en fonction des évolutions du marché, des retours des utilisateurs et des priorités de l'entreprise.</text:p>
        </text:list-item>
        <text:list-item>
          <text:p text:style-name="P9">L'équipe s'adapte aux changements et réajuste sa planification en conséquence.</text:p>
        </text:list-item>
      </text:list>
      <text:p text:style-name="Standard"/>
      <text:p text:style-name="Standard"><text:s text:c="4"/>En suivant ces pratiques Scrum, l<text:span text:style-name="T2">es </text:span>équipe<text:span text:style-name="T2">s</text:span> peu<text:span text:style-name="T2">vent</text:span> collaborer de manière efficace et flexible pour livrer de la valeur à <text:span text:style-name="T3">nos</text:span> clients de manière itérative et incrémentiel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4T18:45:03.030514032</meta:creation-date>
    <dc:date>2024-05-25T00:35:07.207969225</dc:date>
    <meta:editing-duration>PT19M34S</meta:editing-duration>
    <meta:editing-cycles>6</meta:editing-cycles>
    <meta:generator>LibreOffice/24.2.3.2$Linux_X86_64 LibreOffice_project/420$Build-2</meta:generator>
    <meta:document-statistic meta:table-count="0" meta:image-count="0" meta:object-count="0" meta:page-count="2" meta:paragraph-count="35" meta:word-count="553" meta:character-count="3437" meta:non-whitespace-character-count="2934"/>
  </office:meta>
</office:document-meta>
</file>